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F400000042026652C0.png" manifest:media-type="image/png"/>
  <manifest:file-entry manifest:full-path="Pictures/100002010000025300000096E3C275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Nimbus Sans L2" svg:font-family="'Nimbus Sans 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cm" svg:stroke-color="#6b8e9f" draw:marker-start-width="0cm" draw:marker-end-width="0cm" draw:stroke-linejoin="round" svg:stroke-linecap="butt" draw:fill="solid" draw:fill-color="#e6d417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4" style:family="graphic" style:parent-style-name="standard">
      <style:graphic-properties draw:stroke="solid" svg:stroke-width="0cm" svg:stroke-color="#6b8e9f" draw:marker-start-width="0.2cm" draw:marker-end-width="0.2cm" draw:fill="solid" draw:fill-color="#90cc15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5" style:family="graphic" style:parent-style-name="standard">
      <style:graphic-properties draw:stroke="solid" svg:stroke-color="#6b8e9f" draw:fill="solid" draw:fill-color="#f2ab18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solid" svg:stroke-width="0cm" svg:stroke-color="#6b8e9f" draw:marker-start-width="0.2cm" draw:marker-end-width="0.2cm" draw:fill="solid" draw:fill-color="#66abcc" draw:opacity="65%" draw:textarea-horizontal-align="justify" draw:textarea-vertical-align="middle" draw:auto-grow-height="false" fo:padding-top="0.125cm" fo:padding-bottom="0.125cm" fo:padding-left="0.25cm" fo:padding-right="0.25cm" draw:shadow-opacity="65%"/>
    </style:style>
    <style:style style:name="gr7" style:family="graphic" style:parent-style-name="standard">
      <style:graphic-properties draw:stroke="solid" svg:stroke-width="0cm" svg:stroke-color="#6b8e9f" draw:marker-start-width="0.2cm" draw:marker-end-width="0.2cm" draw:fill-color="#66abcc" draw:opacity="65%" draw:textarea-horizontal-align="justify" draw:textarea-vertical-align="middle" draw:auto-grow-height="false" fo:padding-top="0.125cm" fo:padding-bottom="0.125cm" fo:padding-left="0.25cm" fo:padding-right="0.25cm" draw:shadow-opacity="65%"/>
    </style:style>
    <style:style style:name="pr1" style:family="presentation" style:parent-style-name="Title-title">
      <style:graphic-properties draw:auto-grow-height="true" fo:min-height="2.001cm"/>
    </style:style>
    <style:style style:name="pr2" style:family="presentation" style:parent-style-name="Title-outline1">
      <style:graphic-properties fo:min-height="11.92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Content-title">
      <style:graphic-properties draw:auto-grow-height="true" fo:min-height="1.744cm"/>
    </style:style>
    <style:style style:name="pr5" style:family="presentation" style:parent-style-name="Content-outline1">
      <style:graphic-properties fo:min-height="7.154cm"/>
    </style:style>
    <style:style style:name="pr6" style:family="presentation" style:parent-style-name="Content-notes">
      <style:graphic-properties draw:fill-color="#ffffff" draw:auto-grow-height="true" fo:min-height="12.572cm"/>
    </style:style>
    <style:style style:name="pr7" style:family="presentation" style:parent-style-name="MinimalContent-outline1">
      <style:graphic-properties fo:min-height="9.155cm"/>
    </style:style>
    <style:style style:name="pr8" style:family="presentation" style:parent-style-name="MinimalConten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6b8e9f" style:font-name="Andale Mono1" fo:font-size="6pt" style:font-size-asian="6pt" style:font-size-complex="6pt"/>
    </style:style>
    <style:style style:name="P3" style:family="paragraph">
      <style:text-properties fo:color="#6b8e9f" style:font-name="Andale Mono1" fo:font-size="6pt" style:font-size-asian="16pt" style:font-size-complex="1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text-properties fo:color="#6b8e9f" style:font-name="Andale Mono1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6b8e9f" style:font-name="Andale Mono1" fo:font-size="6pt" style:font-size-asian="6pt" style:font-size-complex="6pt"/>
    </style:style>
    <style:style style:name="T3" style:family="text">
      <style:text-properties fo:color="#6b8e9f" style:font-name="Andale Mono1" fo:font-size="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6b8e9f" style:font-name="Andale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ala</presentation:footer-decl>
      <presentation:date-time-decl presentation:name="dtd1" presentation:source="current-date" style:data-style-name="D4"/>
      <draw:page draw:name="page1" draw:style-name="dp1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1cm" svg:height="2.001cm" svg:x="1.399cm" svg:y="5.001cm" presentation:class="title" presentation:user-transformed="true">
          <draw:text-box>
            <text:p>coala</text:p>
          </draw:text-box>
        </draw:frame>
        <draw:frame presentation:style-name="pr2" draw:text-style-name="P1" draw:layer="layout" svg:width="25.191cm" svg:height="7.404cm" svg:x="1.399cm" svg:y="8cm" presentation:class="outline">
          <draw:text-box>
            <text:p text:style-name="P1">Language Independend Static Code Analysis</text:p>
            <text:p text:style-name="P1"><text:span text:style-name="T1">Lasse Schuirmann and Fabian Neuschmidt</text:span></text:p>
          </draw:text-box>
        </draw:frame>
        <draw:frame draw:style-name="gr1" draw:text-style-name="P2" draw:layer="layout" svg:width="5.455cm" svg:height="3.695cm" svg:x="15.345cm" svg:y="3.419cm">
          <draw:text-box>
            <text:p><text:span text:style-name="T2"><text:s/></text:span><text:span text:style-name="T2">.o88Oo._</text:span></text:p>
            <text:p><text:span text:style-name="T2">d8P <text:s text:c="8"/>.ooOO8bo._</text:span></text:p>
            <text:p><text:span text:style-name="T2">88 <text:s text:c="17"/>'*Y8bo.</text:span></text:p>
            <text:p><text:span text:style-name="T2">YA <text:s text:c="21"/>'*Y8b <text:s text:c="2"/>__</text:span></text:p>
            <text:p><text:span text:style-name="T2"><text:s/></text:span><text:span text:style-name="T2">YA <text:s text:c="23"/>68o68**8Oo.</text:span></text:p>
            <text:p><text:span text:style-name="T2"><text:s text:c="2"/></text:span><text:span text:style-name="T2">"8D <text:s text:c="22"/>*"' <text:s text:c="3"/>"Y8o</text:span></text:p>
            <text:p><text:span text:style-name="T2"><text:s text:c="3"/></text:span><text:span text:style-name="T2">Y8 <text:s text:c="4"/>'YB <text:s text:c="22"/>.8D</text:span></text:p>
            <text:p><text:span text:style-name="T2"><text:s text:c="3"/></text:span><text:span text:style-name="T2">'8 <text:s text:c="14"/>d8' <text:s text:c="12"/>8D</text:span></text:p>
            <text:p><text:span text:style-name="T2"><text:s text:c="4"/></text:span><text:span text:style-name="T2">8 <text:s text:c="6"/>d8888b <text:s text:c="9"/>d <text:s text:c="5"/>AY</text:span></text:p>
            <text:p><text:span text:style-name="T2"><text:s text:c="4"/></text:span><text:span text:style-name="T2">Y, <text:s text:c="4"/>d888888 <text:s text:c="8"/>d' <text:s/>_.oP"</text:span></text:p>
            <text:p><text:span text:style-name="T2"><text:s text:c="5"/></text:span><text:span text:style-name="T2">q. <text:s text:c="3"/>Y8888P' <text:s text:c="7"/>d8</text:span></text:p>
            <text:p><text:span text:style-name="T2"><text:s text:c="6"/></text:span><text:span text:style-name="T2">"q. <text:s/>`Y88P' <text:s text:c="6"/>d8"</text:span></text:p>
            <text:p><text:span text:style-name="T2"><text:s text:c="9"/></text:span><text:span text:style-name="T2">Y <text:s text:c="10"/>,o8P</text:span></text:p>
            <text:p><text:span text:style-name="T2"><text:s text:c="15"/></text:span><text:span text:style-name="T2">oooo888P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1cm" svg:height="1.928cm" svg:x="1.4cm" svg:y="3.165cm" presentation:class="title">
          <draw:text-box>
            <text:p>What's That For?</text:p>
          </draw:text-box>
        </draw:frame>
        <draw:frame presentation:style-name="pr5" draw:layer="layout" svg:width="25.191cm" svg:height="9.405cm" svg:x="1.4cm" svg:y="6.4cm" presentation:class="outline">
          <draw:text-box>
            <text:list text:style-name="L2">
              <text:list-item>
                <text:p>Automatic code prereview</text:p>
                <text:list>
                  <text:list-item>
                    <text:p>Ease code review</text:p>
                  </text:list-item>
                </text:list>
              </text:list-item>
              <text:list-item>
                <text:p>Help newcomers to get formalities right</text:p>
              </text:list-item>
              <text:list-item>
                <text:p>Find and fix trivial issues fast</text:p>
              </text:list-item>
              <text:list-item>
                <text:p>Improve code quality!</text:p>
              </text:list-item>
            </text:list>
          </draw:text-box>
        </draw:frame>
        <draw:frame draw:style-name="gr1" draw:text-style-name="P3" draw:layer="layout" svg:width="5.455cm" svg:height="3.695cm" svg:x="21.001cm" svg:y="2.018cm">
          <draw:text-box>
            <text:p><text:span text:style-name="T3"><text:s/></text:span><text:span text:style-name="T3">.o88Oo._</text:span></text:p>
            <text:p><text:span text:style-name="T3">d8P <text:s text:c="8"/>.ooOO8bo._</text:span></text:p>
            <text:p><text:span text:style-name="T3">88 <text:s text:c="17"/>'*Y8bo.</text:span></text:p>
            <text:p><text:span text:style-name="T3">YA <text:s text:c="21"/>'*Y8b <text:s text:c="2"/>__</text:span></text:p>
            <text:p><text:span text:style-name="T3"><text:s/></text:span><text:span text:style-name="T3">YA <text:s text:c="23"/>68o68**8Oo.</text:span></text:p>
            <text:p><text:span text:style-name="T3"><text:s text:c="2"/></text:span><text:span text:style-name="T3">"8D <text:s text:c="22"/>*"' <text:s text:c="3"/>"Y8o</text:span></text:p>
            <text:p><text:span text:style-name="T3"><text:s text:c="3"/></text:span><text:span text:style-name="T3">Y8 <text:s text:c="4"/>'YB <text:s text:c="22"/>.8D</text:span></text:p>
            <text:p><text:span text:style-name="T3"><text:s text:c="3"/></text:span><text:span text:style-name="T3">'8 <text:s text:c="14"/>d8' <text:s text:c="12"/>8D</text:span></text:p>
            <text:p><text:span text:style-name="T3"><text:s text:c="4"/></text:span><text:span text:style-name="T3">8 <text:s text:c="6"/>d8888b <text:s text:c="9"/>d <text:s text:c="5"/>AY</text:span></text:p>
            <text:p><text:span text:style-name="T3"><text:s text:c="4"/></text:span><text:span text:style-name="T3">Y, <text:s text:c="4"/>d888888 <text:s text:c="8"/>d' <text:s/>_.oP"</text:span></text:p>
            <text:p><text:span text:style-name="T3"><text:s text:c="5"/></text:span><text:span text:style-name="T3">q. <text:s text:c="3"/>Y8888P' <text:s text:c="7"/>d8</text:span></text:p>
            <text:p><text:span text:style-name="T3"><text:s text:c="6"/></text:span><text:span text:style-name="T3">"q. <text:s/>`Y88P' <text:s text:c="6"/>d8"</text:span></text:p>
            <text:p><text:span text:style-name="T3"><text:s text:c="9"/></text:span><text:span text:style-name="T3">Y <text:s text:c="10"/>,o8P</text:span></text:p>
            <text:p><text:span text:style-name="T3"><text:s text:c="15"/></text:span><text:span text:style-name="T3">oooo888P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1cm" svg:height="1.928cm" svg:x="1.4cm" svg:y="3.165cm" presentation:class="title">
          <draw:text-box>
            <text:p>Ok. What is it?</text:p>
          </draw:text-box>
        </draw:frame>
        <draw:custom-shape draw:style-name="gr3" draw:text-style-name="P4" draw:layer="layout" svg:width="6cm" svg:height="5.828cm" svg:x="4.6cm" svg:y="8cm">
          <text:p text:style-name="P1"><text:span text:style-name="T4">WORK IN</text:span><text:span text:style-name="T4"><text:line-break/></text:span><text:span text:style-name="T4">PROGR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6cm" svg:height="6cm" svg:x="11cm" svg:y="8cm">
          <text:p text:style-name="P1"><text:span text:style-name="T4">&gt;95%</text:span><text:span text:style-name="T5"> unit</text:span><text:span text:style-name="T4"> tested</text:span></text:p>
          <text:p text:style-name="P1"><text:span text:style-name="T6">(statement coverage</text:span><text:span text:style-name="T6"><text:line-break/></text:span><text:span text:style-name="T6">and branch coverag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789cm" svg:height="5.8cm" svg:x="17.611cm" svg:y="8.2cm">
          <text:p text:style-name="P1"><text:span text:style-name="T7">Openly developed</text:span><text:span text:style-name="T8"><text:line-break/></text:span><text:span text:style-name="T9">by a friendly </text:span></text:p>
          <text:p text:style-name="P1"><text:span text:style-name="T9">two-man commun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252.5771418721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draw:layer="layout" svg:width="5.455cm" svg:height="3.695cm" svg:x="21cm" svg:y="2.017cm">
          <draw:text-box>
            <text:p><text:span text:style-name="T3"><text:s/></text:span><text:span text:style-name="T3">.o88Oo._</text:span></text:p>
            <text:p><text:span text:style-name="T3">d8P <text:s text:c="8"/>.ooOO8bo._</text:span></text:p>
            <text:p><text:span text:style-name="T3">88 <text:s text:c="17"/>'*Y8bo.</text:span></text:p>
            <text:p><text:span text:style-name="T3">YA <text:s text:c="21"/>'*Y8b <text:s text:c="2"/>__</text:span></text:p>
            <text:p><text:span text:style-name="T3"><text:s/></text:span><text:span text:style-name="T3">YA <text:s text:c="23"/>68o68**8Oo.</text:span></text:p>
            <text:p><text:span text:style-name="T3"><text:s text:c="2"/></text:span><text:span text:style-name="T3">"8D <text:s text:c="22"/>*"' <text:s text:c="3"/>"Y8o</text:span></text:p>
            <text:p><text:span text:style-name="T3"><text:s text:c="3"/></text:span><text:span text:style-name="T3">Y8 <text:s text:c="4"/>'YB <text:s text:c="22"/>.8D</text:span></text:p>
            <text:p><text:span text:style-name="T3"><text:s text:c="3"/></text:span><text:span text:style-name="T3">'8 <text:s text:c="14"/>d8' <text:s text:c="12"/>8D</text:span></text:p>
            <text:p><text:span text:style-name="T3"><text:s text:c="4"/></text:span><text:span text:style-name="T3">8 <text:s text:c="6"/>d8888b <text:s text:c="9"/>d <text:s text:c="5"/>AY</text:span></text:p>
            <text:p><text:span text:style-name="T3"><text:s text:c="4"/></text:span><text:span text:style-name="T3">Y, <text:s text:c="4"/>d888888 <text:s text:c="8"/>d' <text:s/>_.oP"</text:span></text:p>
            <text:p><text:span text:style-name="T3"><text:s text:c="5"/></text:span><text:span text:style-name="T3">q. <text:s text:c="3"/>Y8888P' <text:s text:c="7"/>d8</text:span></text:p>
            <text:p><text:span text:style-name="T3"><text:s text:c="6"/></text:span><text:span text:style-name="T3">"q. <text:s/>`Y88P' <text:s text:c="6"/>d8"</text:span></text:p>
            <text:p><text:span text:style-name="T3"><text:s text:c="9"/></text:span><text:span text:style-name="T3">Y <text:s text:c="10"/>,o8P</text:span></text:p>
            <text:p><text:span text:style-name="T3"><text:s text:c="15"/></text:span><text:span text:style-name="T3">oooo888P"</text:span></text:p>
          </draw:text-box>
        </draw:frame>
        <draw:custom-shape draw:style-name="gr6" draw:text-style-name="P1" draw:layer="layout" svg:width="2.6cm" svg:height="2.6cm" svg:x="22.6cm" svg:y="15cm">
          <text:p text:style-name="P1">flex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cm" svg:height="2.8cm" svg:x="2.4cm" svg:y="14.2cm">
          <text:p text:style-name="P1">modu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4cm" svg:height="3.4cm" svg:x="23.6cm" svg:y="6.6cm">
          <text:p text:style-name="P1">extens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cm" svg:height="1.6cm" svg:x="2.4cm" svg:y="7.2cm">
          <text:p text:style-name="P1">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2cm" svg:height="4.2cm" svg:x="10cm" svg:y="14.2cm">
          <text:p text:style-name="P1">configur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nimalConten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cm" svg:height="3.2cm" svg:x="1.399cm" svg:y="14cm" presentation:class="outline" presentation:user-transformed="true">
          <draw:text-box>
            <text:p text:style-name="P1">Lasse Schuirmann &lt;<text:a xlink:href="mailto:lasse@schuirmann.net" xlink:type="simple">lasse@schuirmann.net</text:a>&gt; (IRC: sils)</text:p>
            <text:p text:style-name="P1">Fabian Neuschmidt &lt;<text:a xlink:href="mailto:fabian@neuschmidt.de" xlink:type="simple">fabian@neuschmidt.de</text:a>&gt;</text:p>
            <text:p text:style-name="P1"><text:a xlink:href="https://github.com/sils1297/coala/" xlink:type="simple">https://github.com/sils1297/coala/</text:a></text:p>
          </draw:text-box>
        </draw:frame>
        <draw:frame draw:style-name="gr1" draw:text-style-name="P7" draw:layer="layout" svg:width="13.71cm" svg:height="9.379cm" svg:x="7.2cm" svg:y="4.4cm">
          <draw:text-box>
            <text:p><text:span text:style-name="T10"><text:s/></text:span><text:span text:style-name="T10">.o88Oo._</text:span></text:p>
            <text:p><text:span text:style-name="T10">d8P <text:s text:c="8"/>.ooOO8bo._</text:span></text:p>
            <text:p><text:span text:style-name="T10">88 <text:s text:c="17"/>'*Y8bo.</text:span></text:p>
            <text:p><text:span text:style-name="T10">YA <text:s text:c="21"/>'*Y8b <text:s text:c="2"/>__</text:span></text:p>
            <text:p><text:span text:style-name="T10"><text:s/></text:span><text:span text:style-name="T10">YA <text:s text:c="23"/>68o68**8Oo.</text:span></text:p>
            <text:p><text:span text:style-name="T10"><text:s text:c="2"/></text:span><text:span text:style-name="T10">"8D <text:s text:c="22"/>*"' <text:s text:c="3"/>"Y8o</text:span></text:p>
            <text:p><text:span text:style-name="T10"><text:s text:c="3"/></text:span><text:span text:style-name="T10">Y8 <text:s text:c="4"/>'YB <text:s text:c="22"/>.8D</text:span></text:p>
            <text:p><text:span text:style-name="T10"><text:s text:c="3"/></text:span><text:span text:style-name="T10">'8 <text:s text:c="14"/>d8' <text:s text:c="12"/>8D</text:span></text:p>
            <text:p><text:span text:style-name="T10"><text:s text:c="4"/></text:span><text:span text:style-name="T10">8 <text:s text:c="6"/>d8888b <text:s text:c="9"/>d <text:s text:c="5"/>AY</text:span></text:p>
            <text:p><text:span text:style-name="T10"><text:s text:c="4"/></text:span><text:span text:style-name="T10">Y, <text:s text:c="4"/>d888888 <text:s text:c="8"/>d' <text:s/>_.oP"</text:span></text:p>
            <text:p><text:span text:style-name="T10"><text:s text:c="5"/></text:span><text:span text:style-name="T10">q. <text:s text:c="3"/>Y8888P' <text:s text:c="7"/>d8</text:span></text:p>
            <text:p><text:span text:style-name="T10"><text:s text:c="6"/></text:span><text:span text:style-name="T10">"q. <text:s/>`Y88P' <text:s text:c="6"/>d8"</text:span></text:p>
            <text:p><text:span text:style-name="T10"><text:s text:c="9"/></text:span><text:span text:style-name="T10">Y <text:s text:c="10"/>,o8P</text:span></text:p>
            <text:p><text:span text:style-name="T10"><text:s text:c="15"/></text:span><text:span text:style-name="T10">oooo888P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Nimbus Sans L2" svg:font-family="'Nimbus Sans 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b8e9f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b8e9f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gImag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Big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Im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Image-outline1" style:family="presentation">
      <style:graphic-properties draw:stroke="none" draw:fill="none" draw:auto-grow-height="false" draw:fit-to-size="shrink-to-fit">
        <text:list-style style:name="Big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Image-outline2" style:family="presentation" style:parent-style-name="BigIma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igImage-outline3" style:family="presentation" style:parent-style-name="BigIma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igImage-outline4" style:family="presentation" style:parent-style-name="BigIma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igImage-outline5" style:family="presentation" style:parent-style-name="BigIma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6" style:family="presentation" style:parent-style-name="BigIma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7" style:family="presentation" style:parent-style-name="BigIma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8" style:family="presentation" style:parent-style-name="BigIma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outline9" style:family="presentation" style:parent-style-name="BigIma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igImage-subtitle" style:family="presentation">
      <style:graphic-properties draw:stroke="none" draw:fill="none" draw:textarea-vertical-align="middle">
        <text:list-style style:name="Big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Image-title" style:family="presentation">
      <style:graphic-properties draw:stroke="none" draw:fill="none" draw:textarea-vertical-align="middle">
        <text:list-style style:name="Big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nimalContent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Minimal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nimal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nimalContent-outline1" style:family="presentation">
      <style:graphic-properties draw:stroke="none" draw:fill="none" draw:auto-grow-height="false" draw:fit-to-size="shrink-to-fit">
        <text:list-style style:name="Minimal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nimalContent-outline2" style:family="presentation" style:parent-style-name="MinimalContent-outline1">
      <style:paragraph-properties fo:margin-top="0cm" fo:margin-bottom="0.4cm"/>
      <style:text-properties fo:font-size="28pt" style:font-size-asian="28pt" style:font-size-complex="28pt"/>
    </style:style>
    <style:style style:name="MinimalContent-outline3" style:family="presentation" style:parent-style-name="MinimalContent-outline2">
      <style:paragraph-properties fo:margin-top="0cm" fo:margin-bottom="0.3cm"/>
      <style:text-properties fo:font-size="24pt" style:font-size-asian="24pt" style:font-size-complex="24pt"/>
    </style:style>
    <style:style style:name="MinimalContent-outline4" style:family="presentation" style:parent-style-name="MinimalContent-outline3">
      <style:paragraph-properties fo:margin-top="0cm" fo:margin-bottom="0.2cm"/>
      <style:text-properties fo:font-size="20pt" style:font-size-asian="20pt" style:font-size-complex="20pt"/>
    </style:style>
    <style:style style:name="MinimalContent-outline5" style:family="presentation" style:parent-style-name="MinimalContent-outline4">
      <style:paragraph-properties fo:margin-top="0cm" fo:margin-bottom="0.1cm"/>
      <style:text-properties fo:font-size="20pt" style:font-size-asian="20pt" style:font-size-complex="20pt"/>
    </style:style>
    <style:style style:name="MinimalContent-outline6" style:family="presentation" style:parent-style-name="MinimalContent-outline5">
      <style:paragraph-properties fo:margin-top="0cm" fo:margin-bottom="0.1cm"/>
      <style:text-properties fo:font-size="20pt" style:font-size-asian="20pt" style:font-size-complex="20pt"/>
    </style:style>
    <style:style style:name="MinimalContent-outline7" style:family="presentation" style:parent-style-name="MinimalContent-outline6">
      <style:paragraph-properties fo:margin-top="0cm" fo:margin-bottom="0.1cm"/>
      <style:text-properties fo:font-size="20pt" style:font-size-asian="20pt" style:font-size-complex="20pt"/>
    </style:style>
    <style:style style:name="MinimalContent-outline8" style:family="presentation" style:parent-style-name="MinimalContent-outline7">
      <style:paragraph-properties fo:margin-top="0cm" fo:margin-bottom="0.1cm"/>
      <style:text-properties fo:font-size="20pt" style:font-size-asian="20pt" style:font-size-complex="20pt"/>
    </style:style>
    <style:style style:name="MinimalContent-outline9" style:family="presentation" style:parent-style-name="MinimalContent-outline8">
      <style:paragraph-properties fo:margin-top="0cm" fo:margin-bottom="0.1cm"/>
      <style:text-properties fo:font-size="20pt" style:font-size-asian="20pt" style:font-size-complex="20pt"/>
    </style:style>
    <style:style style:name="MinimalContent-subtitle" style:family="presentation">
      <style:graphic-properties draw:stroke="none" draw:fill="none" draw:textarea-vertical-align="middle">
        <text:list-style style:name="Minimal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nimalContent-title" style:family="presentation">
      <style:graphic-properties draw:stroke="none" draw:fill="none" draw:textarea-vertical-align="middle">
        <text:list-style style:name="Minimal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b8e9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dImag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Titled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dIm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dImage-outline1" style:family="presentation">
      <style:graphic-properties draw:stroke="none" draw:fill="none" draw:auto-grow-height="false" draw:fit-to-size="shrink-to-fit">
        <text:list-style style:name="Titled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dImage-outline2" style:family="presentation" style:parent-style-name="TitledImage-outline1">
      <style:paragraph-properties fo:margin-top="0cm" fo:margin-bottom="0.4cm"/>
      <style:text-properties fo:font-size="28pt" style:font-size-asian="28pt" style:font-size-complex="28pt"/>
    </style:style>
    <style:style style:name="TitledImage-outline3" style:family="presentation" style:parent-style-name="TitledImage-outline2">
      <style:paragraph-properties fo:margin-top="0cm" fo:margin-bottom="0.3cm"/>
      <style:text-properties fo:font-size="24pt" style:font-size-asian="24pt" style:font-size-complex="24pt"/>
    </style:style>
    <style:style style:name="TitledImage-outline4" style:family="presentation" style:parent-style-name="TitledImage-outline3">
      <style:paragraph-properties fo:margin-top="0cm" fo:margin-bottom="0.2cm"/>
      <style:text-properties fo:font-size="20pt" style:font-size-asian="20pt" style:font-size-complex="20pt"/>
    </style:style>
    <style:style style:name="TitledImage-outline5" style:family="presentation" style:parent-style-name="TitledImage-outline4">
      <style:paragraph-properties fo:margin-top="0cm" fo:margin-bottom="0.1cm"/>
      <style:text-properties fo:font-size="20pt" style:font-size-asian="20pt" style:font-size-complex="20pt"/>
    </style:style>
    <style:style style:name="TitledImage-outline6" style:family="presentation" style:parent-style-name="TitledImage-outline5">
      <style:paragraph-properties fo:margin-top="0cm" fo:margin-bottom="0.1cm"/>
      <style:text-properties fo:font-size="20pt" style:font-size-asian="20pt" style:font-size-complex="20pt"/>
    </style:style>
    <style:style style:name="TitledImage-outline7" style:family="presentation" style:parent-style-name="TitledImage-outline6">
      <style:paragraph-properties fo:margin-top="0cm" fo:margin-bottom="0.1cm"/>
      <style:text-properties fo:font-size="20pt" style:font-size-asian="20pt" style:font-size-complex="20pt"/>
    </style:style>
    <style:style style:name="TitledImage-outline8" style:family="presentation" style:parent-style-name="TitledImage-outline7">
      <style:paragraph-properties fo:margin-top="0cm" fo:margin-bottom="0.1cm"/>
      <style:text-properties fo:font-size="20pt" style:font-size-asian="20pt" style:font-size-complex="20pt"/>
    </style:style>
    <style:style style:name="TitledImage-outline9" style:family="presentation" style:parent-style-name="TitledImage-outline8">
      <style:paragraph-properties fo:margin-top="0cm" fo:margin-bottom="0.1cm"/>
      <style:text-properties fo:font-size="20pt" style:font-size-asian="20pt" style:font-size-complex="20pt"/>
    </style:style>
    <style:style style:name="TitledImage-subtitle" style:family="presentation">
      <style:graphic-properties draw:stroke="none" draw:fill="none" draw:textarea-vertical-align="middle">
        <text:list-style style:name="Titled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dImage-title" style:family="presentation">
      <style:graphic-properties draw:stroke="none" draw:fill="none" draw:textarea-vertical-align="middle">
        <text:list-style style:name="Titled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b8e9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llscreenedImage-background" style:family="presentation">
      <style:graphic-properties draw:stroke="none" draw:fill="solid" draw:fill-color="#f5f5f4" draw:fill-image-width="0cm" draw:fill-image-height="0cm"/>
      <style:text-properties style:letter-kerning="true"/>
    </style:style>
    <style:style style:name="Fullscreened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screenedIm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screenedImage-outline1" style:family="presentation">
      <style:graphic-properties draw:stroke="none" draw:fill="none" draw:auto-grow-height="false" draw:fit-to-size="shrink-to-fit">
        <text:list-style style:name="Fullscreened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screenedImage-outline2" style:family="presentation" style:parent-style-name="FullscreenedImage-outline1">
      <style:paragraph-properties fo:margin-top="0cm" fo:margin-bottom="0.4cm"/>
      <style:text-properties fo:font-size="28pt" style:font-size-asian="28pt" style:font-size-complex="28pt"/>
    </style:style>
    <style:style style:name="FullscreenedImage-outline3" style:family="presentation" style:parent-style-name="FullscreenedImage-outline2">
      <style:paragraph-properties fo:margin-top="0cm" fo:margin-bottom="0.3cm"/>
      <style:text-properties fo:font-size="24pt" style:font-size-asian="24pt" style:font-size-complex="24pt"/>
    </style:style>
    <style:style style:name="FullscreenedImage-outline4" style:family="presentation" style:parent-style-name="FullscreenedImage-outline3">
      <style:paragraph-properties fo:margin-top="0cm" fo:margin-bottom="0.2cm"/>
      <style:text-properties fo:font-size="20pt" style:font-size-asian="20pt" style:font-size-complex="20pt"/>
    </style:style>
    <style:style style:name="FullscreenedImage-outline5" style:family="presentation" style:parent-style-name="FullscreenedImage-outline4">
      <style:paragraph-properties fo:margin-top="0cm" fo:margin-bottom="0.1cm"/>
      <style:text-properties fo:font-size="20pt" style:font-size-asian="20pt" style:font-size-complex="20pt"/>
    </style:style>
    <style:style style:name="FullscreenedImage-outline6" style:family="presentation" style:parent-style-name="FullscreenedImage-outline5">
      <style:paragraph-properties fo:margin-top="0cm" fo:margin-bottom="0.1cm"/>
      <style:text-properties fo:font-size="20pt" style:font-size-asian="20pt" style:font-size-complex="20pt"/>
    </style:style>
    <style:style style:name="FullscreenedImage-outline7" style:family="presentation" style:parent-style-name="FullscreenedImage-outline6">
      <style:paragraph-properties fo:margin-top="0cm" fo:margin-bottom="0.1cm"/>
      <style:text-properties fo:font-size="20pt" style:font-size-asian="20pt" style:font-size-complex="20pt"/>
    </style:style>
    <style:style style:name="FullscreenedImage-outline8" style:family="presentation" style:parent-style-name="FullscreenedImage-outline7">
      <style:paragraph-properties fo:margin-top="0cm" fo:margin-bottom="0.1cm"/>
      <style:text-properties fo:font-size="20pt" style:font-size-asian="20pt" style:font-size-complex="20pt"/>
    </style:style>
    <style:style style:name="FullscreenedImage-outline9" style:family="presentation" style:parent-style-name="FullscreenedImage-outline8">
      <style:paragraph-properties fo:margin-top="0cm" fo:margin-bottom="0.1cm"/>
      <style:text-properties fo:font-size="20pt" style:font-size-asian="20pt" style:font-size-complex="20pt"/>
    </style:style>
    <style:style style:name="FullscreenedImage-subtitle" style:family="presentation">
      <style:graphic-properties draw:stroke="none" draw:fill="none" draw:textarea-vertical-align="middle">
        <text:list-style style:name="Fullscreened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screenedImage-title" style:family="presentation">
      <style:graphic-properties draw:stroke="none" draw:fill="none" draw:textarea-vertical-align="middle">
        <text:list-style style:name="Fullscreened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5f5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18cm" svg:stroke-color="#3465a4" draw:marker-start-width="0.227cm" draw:marker-end-width="0.227cm" draw:fill="solid" draw:fill-color="#6b8e9f" draw:textarea-horizontal-align="justify" draw:textarea-vertical-align="middle" draw:auto-grow-height="false" fo:padding-top="0.134cm" fo:padding-bottom="0.134cm" fo:padding-left="0.259cm" fo:padding-right="0.259cm"/>
    </style:style>
    <style:style style:name="M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Mgr6" style:family="graphic" style:parent-style-name="standard">
      <style:graphic-properties draw:stroke="none" svg:stroke-width="0.018cm" svg:stroke-color="#3465a4" draw:marker-start-width="0.227cm" draw:marker-end-width="0.227cm" draw:fill="solid" draw:fill-color="#6b8e9f" draw:opacity="100%" draw:textarea-horizontal-align="justify" draw:textarea-vertical-align="middle" draw:auto-grow-height="false" fo:padding-top="0.134cm" fo:padding-bottom="0.134cm" fo:padding-left="0.259cm" fo:padding-right="0.259cm"/>
    </style:style>
    <style:style style:name="M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737cm, 0cm, 0cm, 0cm)" draw:image-opacity="100%" style:mirror="none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17cm"/>
    </style:style>
    <style:style style:name="Mpr4" style:family="presentation" style:parent-style-name="Title-backgroundobjects">
      <style:graphic-properties svg:stroke-width="0.081cm" svg:stroke-color="#6b8e9f" draw:marker-start-width="0.321cm" draw:marker-end-width="0.321cm" draw:stroke-linejoin="round" svg:stroke-linecap="round" draw:fill="none" draw:textarea-vertical-align="middle" fo:padding-top="0.04cm" fo:padding-bottom="0.04cm" fo:padding-left="0.04cm" fo:padding-right="0.04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auto-grow-height="false" fo:min-height="1.184cm"/>
    </style:style>
    <style:style style:name="Mpr11" style:family="presentation" style:parent-style-name="Content-backgroundobjects">
      <style:graphic-properties draw:stroke="solid" svg:stroke-width="0.081cm" svg:stroke-color="#6b8e9f" draw:marker-start="" draw:marker-start-width="0.321cm" draw:marker-end-width="0.321cm" draw:stroke-linejoin="round" svg:stroke-linecap="round" draw:fill="none" draw:textarea-vertical-align="middle" fo:padding-top="0.04cm" fo:padding-bottom="0.04cm" fo:padding-left="0.04cm" fo:padding-right="0.04cm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BigImage-title">
      <style:graphic-properties draw:auto-grow-height="false" fo:min-height="3.507cm"/>
    </style:style>
    <style:style style:name="Mpr15" style:family="presentation" style:parent-style-name="BigImag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igImage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igImage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MinimalContent-title">
      <style:graphic-properties draw:auto-grow-height="false" fo:min-height="3.508cm"/>
    </style:style>
    <style:style style:name="Mpr19" style:family="presentation" style:parent-style-name="MinimalConten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inimalConte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MinimalContent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dImage-title">
      <style:graphic-properties draw:auto-grow-height="false" fo:min-height="3.508cm"/>
    </style:style>
    <style:style style:name="Mpr23" style:family="presentation" style:parent-style-name="TitledImage-backgroundobjects">
      <style:graphic-properties draw:stroke="none" draw:fill="none" draw:fill-color="#ffffff" draw:auto-grow-height="false" fo:min-height="1.449cm"/>
    </style:style>
    <style:style style:name="Mpr24" style:family="presentation" style:parent-style-name="TitledImage-backgroundobjects">
      <style:graphic-properties draw:stroke="none" draw:fill="none" draw:fill-color="#ffffff" draw:auto-grow-height="false" fo:min-height="1.397cm"/>
    </style:style>
    <style:style style:name="Mpr25" style:family="presentation" style:parent-style-name="TitledImage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FullscreenedImage-backgroundobjects">
      <style:graphic-properties draw:stroke="none" draw:fill="none" draw:fill-color="#ffffff" draw:auto-grow-height="false" fo:min-height="1.449cm"/>
    </style:style>
    <style:style style:name="Mpr27" style:family="presentation" style:parent-style-name="FullscreenedImage-backgroundobjects">
      <style:graphic-properties draw:stroke="none" draw:fill="none" draw:fill-color="#ffffff" draw:auto-grow-height="false" fo:min-height="1.397cm"/>
    </style:style>
    <style:style style:name="Mpr28" style:family="presentation" style:parent-style-name="Fullscreened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b8e9f" style:font-name="Nimbus Sans L1" fo:font-size="18pt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1e1e0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fo:color="#f5f5f4" fo:font-size="14pt" style:font-size-asian="14pt" style:font-size-complex="14pt"/>
    </style:style>
    <style:style style:name="MT4" style:family="text">
      <style:text-properties fo:color="#e1e1e0" fo:font-size="14pt" style:font-size-asian="14pt" style:font-size-complex="14pt"/>
    </style:style>
    <style:style style:name="MT5" style:family="text">
      <style:text-properties fo:color="#6b8e9f" style:font-name="Nimbus Sans L1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Title" style:page-layout-name="PM1" draw:style-name="Mdp1">
      <office:forms form:automatic-focus="false" form:apply-design-mode="false"/>
      <draw:frame draw:style-name="Mgr3" draw:text-style-name="MP3" draw:layer="backgroundobjects" svg:width="15.737cm" svg:height="3.969cm" svg:x="5.998cm" svg:y="16.489cm">
        <draw:image xlink:href="Pictures/100002010000025300000096E3C2751D.png" xlink:type="simple" xlink:show="embed" xlink:actuate="onLoad">
          <text:p/>
        </draw:image>
      </draw:frame>
      <draw:custom-shape draw:style-name="Mgr4" draw:text-style-name="MP3" draw:layer="backgroundobjects" svg:width="27.991cm" svg:height="1cm" svg:x="0cm" svg:y="20.40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5.191cm" svg:height="2.001cm" svg:x="1.399cm" svg:y="5.001cm" presentation:class="title">
        <draw:text-box>
          <text:p>Klicken Sie, um das Format des Titeltextes zu bearbeiten</text:p>
        </draw:text-box>
      </draw:frame>
      <draw:frame presentation:style-name="Title-outline1" draw:layer="backgroundobjects" svg:width="25.191cm" svg:height="7.404cm" svg:x="1.399cm" svg:y="8cm" presentation:class="outline" presentation:placeholder="true">
        <draw:text-box/>
      </draw:frame>
      <draw:frame presentation:style-name="Mpr2" draw:text-style-name="MP1" draw:layer="backgroundobjects" svg:width="6.121cm" svg:height="1.184cm" svg:x="0.399cm" svg:y="20.22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14.873cm" svg:height="1.216cm" svg:x="6.604cm" svg:y="20.405cm" presentation:class="footer">
        <draw:text-box>
          <text:p text:style-name="MP4"><text:span text:style-name="MT3"><presentation:footer/></text:span></text:p>
        </draw:text-box>
      </draw:frame>
      <draw:frame presentation:style-name="Mpr2" draw:text-style-name="MP2" draw:layer="backgroundobjects" svg:width="6.198cm" svg:height="1.448cm" svg:x="21.393cm" svg:y="20.141cm" presentation:class="page-number">
        <draw:text-box>
          <text:p text:style-name="MP2"><text:span text:style-name="MT4"><text:page-number>&lt;Nummer&gt;</text:page-number></text:span></text:p>
        </draw:text-box>
      </draw:frame>
      <draw:frame draw:style-name="Mgr3" draw:text-style-name="MP3" draw:layer="backgroundobjects" svg:width="6.453cm" svg:height="1.745cm" svg:x="10.741cm" svg:y="0.4cm">
        <draw:image xlink:href="Pictures/10000201000000F400000042026652C0.png" xlink:type="simple" xlink:show="embed" xlink:actuate="onLoad">
          <text:p/>
        </draw:image>
      </draw:frame>
      <draw:line presentation:style-name="Mpr4" draw:text-style-name="MP3" draw:layer="backgroundobjects" svg:x1="1.399cm" svg:y1="7.402cm" svg:x2="26.591cm" svg:y2="7.402cm">
        <text:p/>
      </draw:line>
      <draw:frame draw:style-name="Mgr5" draw:text-style-name="MP5" draw:layer="backgroundobjects" svg:width="27.991cm" svg:height="1.038cm" svg:x="0cm" svg:y="1.103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ontent" style:page-layout-name="PM1" draw:style-name="Mdp1">
      <office:forms form:automatic-focus="false" form:apply-design-mode="false"/>
      <draw:frame draw:style-name="Mgr3" draw:text-style-name="MP3" draw:layer="backgroundobjects" svg:width="15.737cm" svg:height="3.969cm" svg:x="5.998cm" svg:y="16.49cm">
        <draw:image xlink:href="Pictures/100002010000025300000096E3C2751D.png" xlink:type="simple" xlink:show="embed" xlink:actuate="onLoad">
          <text:p/>
        </draw:image>
      </draw:frame>
      <draw:custom-shape draw:style-name="Mgr6" draw:text-style-name="MP3" draw:layer="backgroundobjects" svg:width="27.991cm" svg:height="1cm" svg:x="0cm" svg:y="20.406cm">
        <text:p/>
        <draw:enhanced-geometry svg:viewBox="0 0 21600 21600" draw:type="rectangle" draw:enhanced-path="M 0 0 L 21600 0 21600 21600 0 21600 0 0 Z N"/>
      </draw:custom-shape>
      <draw:frame presentation:style-name="Mpr7" draw:layer="backgroundobjects" svg:width="25.191cm" svg:height="1.744cm" svg:x="1.4cm" svg:y="3.257cm" presentation:class="title">
        <draw:text-box>
          <text:p>Klicken Sie, um das Format des Titeltextes zu bearbeiten</text:p>
        </draw:text-box>
      </draw:frame>
      <draw:frame presentation:style-name="Mpr8" draw:layer="backgroundobjects" svg:width="25.191cm" svg:height="9.405cm" svg:x="1.4cm" svg:y="6.4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198cm" svg:height="1.448cm" svg:x="0.399cm" svg:y="20.14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873cm" svg:height="1.183cm" svg:x="6.597cm" svg:y="20.406cm" presentation:class="footer">
        <draw:text-box>
          <text:p text:style-name="MP4"><text:span text:style-name="MT3"><presentation:footer/></text:span></text:p>
        </draw:text-box>
      </draw:frame>
      <draw:frame presentation:style-name="Mpr9" draw:text-style-name="MP2" draw:layer="backgroundobjects" svg:width="6.121cm" svg:height="1.448cm" svg:x="21.47cm" svg:y="20.14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cm" svg:y="0.203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2cm" svg:y="0.166cm">
        <draw:image xlink:href="Pictures/10000201000000F400000042026652C0.png" xlink:type="simple" xlink:show="embed" xlink:actuate="onLoad">
          <text:p/>
        </draw:image>
      </draw:frame>
      <draw:line presentation:style-name="Mpr11" draw:text-style-name="MP3" draw:layer="backgroundobjects" svg:x1="1.399cm" svg:y1="5.702cm" svg:x2="26.591cm" svg:y2="5.702cm">
        <text:p/>
      </draw:line>
      <presentation:notes style:page-layout-name="PM0">
        <draw:page-thumbnail presentation:style-name="Content-title" draw:layer="backgroundobjects" svg:width="0.001cm" svg:height="0.001cm" svg:x="0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igImage" style:page-layout-name="PM1" draw:style-name="Mdp1">
      <office:forms form:automatic-focus="false" form:apply-design-mode="false"/>
      <draw:frame draw:style-name="Mgr3" draw:text-style-name="MP3" draw:layer="backgroundobjects" svg:width="15.737cm" svg:height="3.969cm" svg:x="5.998cm" svg:y="16.49cm">
        <draw:image xlink:href="Pictures/100002010000025300000096E3C2751D.png" xlink:type="simple" xlink:show="embed" xlink:actuate="onLoad">
          <text:p/>
        </draw:image>
      </draw:frame>
      <draw:custom-shape draw:style-name="Mgr4" draw:text-style-name="MP3" draw:layer="backgroundobjects" svg:width="27.991cm" svg:height="1cm" svg:x="0cm" svg:y="20.406cm">
        <text:p/>
        <draw:enhanced-geometry svg:viewBox="0 0 21600 21600" draw:type="rectangle" draw:enhanced-path="M 0 0 L 21600 0 21600 21600 0 21600 0 0 Z N"/>
      </draw:custom-shape>
      <draw:frame presentation:style-name="Mpr14" draw:layer="backgroundobjects" svg:width="25.191cm" svg:height="1.907cm" svg:x="1.4cm" svg:y="25.893cm" presentation:class="title">
        <draw:text-box>
          <text:p>Klicken Sie, um das Format des Titeltextes zu bearbeiten</text:p>
        </draw:text-box>
      </draw:frame>
      <draw:frame presentation:style-name="BigImage-outline1" draw:layer="backgroundobjects" svg:width="25.191cm" svg:height="16.8cm" svg:x="1.609cm" svg:y="1.6cm" presentation:class="outline" presentation:placeholder="true">
        <draw:text-box/>
      </draw:frame>
      <draw:frame presentation:style-name="Mpr15" draw:text-style-name="MP1" draw:layer="backgroundobjects" svg:width="6.521cm" svg:height="1.448cm" svg:x="0.276cm" svg:y="22.75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14.884cm" svg:height="1.448cm" svg:x="6.604cm" svg:y="20.406cm" presentation:class="footer">
        <draw:text-box>
          <text:p text:style-name="MP4"><text:span text:style-name="MT3"><presentation:footer/></text:span></text:p>
        </draw:text-box>
      </draw:frame>
      <draw:frame presentation:style-name="Mpr15" draw:text-style-name="MP2" draw:layer="backgroundobjects" svg:width="6.521cm" svg:height="1.448cm" svg:x="21.07cm" svg:y="22.00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.001cm" svg:y="0.204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3cm" svg:y="0.167cm">
        <draw:image xlink:href="Pictures/10000201000000F400000042026652C0.png" xlink:type="simple" xlink:show="embed" xlink:actuate="onLoad">
          <text:p/>
        </draw:image>
      </draw:frame>
      <presentation:notes style:page-layout-name="PM0">
        <draw:page-thumbnail presentation:style-name="BigImage-title" draw:layer="backgroundobjects" svg:width="13.968cm" svg:height="10.476cm" svg:x="3.81cm" svg:y="2.123cm" presentation:class="page"/>
        <draw:frame presentation:style-name="BigImag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inimalContent" style:page-layout-name="PM1" draw:style-name="Mdp1">
      <office:forms form:automatic-focus="false" form:apply-design-mode="false"/>
      <draw:custom-shape draw:style-name="Mgr4" draw:text-style-name="MP3" draw:layer="backgroundobjects" svg:width="27.991cm" svg:height="1cm" svg:x="0cm" svg:y="20.40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5.737cm" svg:height="3.969cm" svg:x="5.998cm" svg:y="16.489cm">
        <draw:image xlink:href="Pictures/100002010000025300000096E3C2751D.png" xlink:type="simple" xlink:show="embed" xlink:actuate="onLoad">
          <text:p/>
        </draw:image>
      </draw:frame>
      <draw:frame presentation:style-name="Mpr18" draw:layer="backgroundobjects" svg:width="25.19cm" svg:height="3.507cm" svg:x="1.4cm" svg:y="6.893cm" presentation:class="title">
        <draw:text-box>
          <text:p>Klicken Sie, um das Format des Titeltextes zu bearbeiten</text:p>
        </draw:text-box>
      </draw:frame>
      <draw:frame presentation:style-name="MinimalContent-outline1" draw:layer="backgroundobjects" svg:width="25.19cm" svg:height="3.2cm" svg:x="1.399cm" svg:y="10.8cm" presentation:class="outline" presentation:placeholder="true">
        <draw:text-box/>
      </draw:frame>
      <draw:frame presentation:style-name="Mpr19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14.884cm" svg:height="1.448cm" svg:x="6.604cm" svg:y="20.405cm" presentation:class="footer">
        <draw:text-box>
          <text:p text:style-name="MP4"><text:span text:style-name="MT3"><presentation:footer/></text:span></text:p>
        </draw:text-box>
      </draw:frame>
      <draw:frame presentation:style-name="Mpr19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9" draw:text-style-name="MP2" draw:layer="backgroundobjects" svg:width="6.521cm" svg:height="1.448cm" svg:x="21.07cm" svg:y="22.005cm">
        <draw:text-box>
          <text:p text:style-name="MP6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.001cm" svg:y="0.204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3cm" svg:y="0.167cm">
        <draw:image xlink:href="Pictures/10000201000000F400000042026652C0.png" xlink:type="simple" xlink:show="embed" xlink:actuate="onLoad">
          <text:p/>
        </draw:image>
      </draw:frame>
      <presentation:notes style:page-layout-name="PM0">
        <draw:page-thumbnail presentation:style-name="MinimalContent-title" draw:layer="backgroundobjects" svg:width="0.001cm" svg:height="0.001cm" svg:x="0cm" svg:y="2.123cm" presentation:class="page"/>
        <draw:frame presentation:style-name="Minimal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ledImage" style:page-layout-name="PM1" draw:style-name="Mdp1">
      <office:forms form:automatic-focus="false" form:apply-design-mode="false"/>
      <draw:custom-shape draw:style-name="Mgr4" draw:text-style-name="MP3" draw:layer="backgroundobjects" svg:width="27.991cm" svg:height="1cm" svg:x="0cm" svg:y="20.40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5.737cm" svg:height="3.969cm" svg:x="5.999cm" svg:y="16.49cm">
        <draw:image xlink:href="Pictures/100002010000025300000096E3C2751D.png" xlink:type="simple" xlink:show="embed" xlink:actuate="onLoad">
          <text:p/>
        </draw:image>
      </draw:frame>
      <draw:frame presentation:style-name="Mpr22" draw:layer="backgroundobjects" svg:width="25.19cm" svg:height="1.6cm" svg:x="1.399cm" svg:y="2cm" presentation:class="title">
        <draw:text-box>
          <text:p>Klicken Sie, um das Format des Titeltextes zu bearbeiten</text:p>
        </draw:text-box>
      </draw:frame>
      <draw:frame presentation:style-name="TitledImage-outline1" draw:layer="backgroundobjects" svg:width="25.19cm" svg:height="14.4cm" svg:x="1.399cm" svg:y="4cm" presentation:class="outline" presentation:placeholder="true">
        <draw:text-box/>
      </draw:frame>
      <draw:frame presentation:style-name="Mpr23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14.884cm" svg:height="1.448cm" svg:x="6.604cm" svg:y="20.396cm" presentation:class="footer">
        <draw:text-box>
          <text:p text:style-name="MP4"><text:span text:style-name="MT3"><presentation:footer/></text:span></text:p>
        </draw:text-box>
      </draw:frame>
      <draw:frame presentation:style-name="Mpr23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5" draw:text-style-name="MP5" draw:layer="backgroundobjects" svg:width="27.991cm" svg:height="1.038cm" svg:x="0.002cm" svg:y="0.205cm">
        <draw:text-box>
          <text:p text:style-name="MP3"><text:span text:style-name="MT5"><text:s text:c="5"/></text:span><text:span text:style-name="MT5">Strasbourg, FR</text:span><text:span text:style-name="MT5"><text:tab/></text:span><text:span text:style-name="MT5"><text:tab/></text:span><text:span text:style-name="MT5"><text:tab/></text:span><text:span text:style-name="MT5"><text:tab/></text:span><text:span text:style-name="MT5"><text:tab/></text:span><text:span text:style-name="MT5"> <text:s text:c="4"/>July 26 – August 1</text:span></text:p>
        </draw:text-box>
      </draw:frame>
      <draw:frame draw:style-name="Mgr7" draw:text-style-name="MP3" draw:layer="backgroundobjects" svg:width="6.453cm" svg:height="1.015cm" svg:x="10.744cm" svg:y="0.168cm">
        <draw:image xlink:href="Pictures/10000201000000F400000042026652C0.png" xlink:type="simple" xlink:show="embed" xlink:actuate="onLoad">
          <text:p/>
        </draw:image>
      </draw:frame>
      <presentation:notes style:page-layout-name="PM0">
        <draw:page-thumbnail presentation:style-name="TitledImage-title" draw:layer="backgroundobjects" svg:width="13.959cm" svg:height="10.476cm" svg:x="3.815cm" svg:y="2.123cm" presentation:class="page"/>
        <draw:frame presentation:style-name="TitledImag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ullscreenedImage" style:page-layout-name="PM1" draw:style-name="Mdp1">
      <office:forms form:automatic-focus="false" form:apply-design-mode="false"/>
      <draw:frame presentation:style-name="FullscreenedImage-title" draw:layer="backgroundobjects" svg:width="25.19cm" svg:height="3.507cm" svg:x="29.8cm" svg:y="7.4cm" presentation:class="title" presentation:placeholder="true">
        <draw:text-box/>
      </draw:frame>
      <draw:frame presentation:style-name="FullscreenedImage-outline1" draw:layer="backgroundobjects" svg:width="27.991cm" svg:height="21.006cm" svg:x="0cm" svg:y="0cm" presentation:class="outline" presentation:placeholder="true">
        <draw:text-box/>
      </draw:frame>
      <draw:frame presentation:style-name="Mpr26" draw:text-style-name="MP1" draw:layer="backgroundobjects" svg:width="6.52cm" svg:height="1.448cm" svg:x="-2.72cm" svg:y="21.35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8.872cm" svg:height="1.448cm" svg:x="25.2cm" svg:y="21.352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52cm" svg:height="1.448cm" svg:x="5.08cm" svg:y="21.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FullscreenedImage-title" draw:layer="backgroundobjects" svg:width="0.001cm" svg:height="0.001cm" svg:x="0cm" svg:y="2.123cm" presentation:class="page"/>
        <draw:frame presentation:style-name="FullscreenedImage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10:10:10.032835430</meta:creation-date>
    <dc:date>2014-07-29T09:25:37.530966519</dc:date>
    <dc:creator>Lasse Schuirmann</dc:creator>
    <meta:editing-duration>P3DT5H37M49S</meta:editing-duration>
    <meta:editing-cycles>59</meta:editing-cycles>
    <meta:generator>LibreOffice/4.2.5.2$Linux_X86_64 LibreOffice_project/420m0$Build-2</meta:generator>
    <meta:document-statistic meta:object-count="12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9999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GUADEC_GRAY" draw:color="#f5f5f4"/>
  <draw:color draw:name="GUADEC_BLUE" draw:color="#6b8e9f"/>
  <draw:color draw:name="CustomGreen" draw:color="#95ff0e"/>
  <draw:color draw:name="CustomBlue" draw:color="#0e95ff"/>
  <draw:color draw:name="CustomGreen2" draw:color="#0eff95"/>
  <draw:color draw:name="GUA_GREEN" draw:color="#90cc15"/>
  <draw:color draw:name="GUA_ORA" draw:color="#f2ab18"/>
  <draw:color draw:name="GUA_YELLOW" draw:color="#e6d417"/>
  <draw:color draw:name="GUADEC_LIGHT" draw:color="#66abcc"/>
</ooo:color-table>
</file>